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490C9875E613607.png" manifest:media-type="image/png"/>
  <manifest:file-entry manifest:full-path="Pictures/100000000000000800000008F8856B4B52963673.png" manifest:media-type="image/png"/>
  <manifest:file-entry manifest:full-path="Pictures/10000000000000080000000857E7CA58455F778C.png" manifest:media-type="image/png"/>
  <manifest:file-entry manifest:full-path="Pictures/10000000000000080000000835889243BD811C7F.png" manifest:media-type="image/png"/>
  <manifest:file-entry manifest:full-path="Pictures/10000000000000080000000804DC3CB0CC006B8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4a0c8" draw:textarea-horizontal-align="justify" draw:textarea-vertical-align="middle" draw:auto-grow-height="false" fo:min-height="3.56cm" fo:min-width="3.31cm" style:writing-mode="lr-tb"/>
      <style:paragraph-properties style:writing-mode="lr-tb"/>
    </style:style>
    <style:style style:name="gr2" style:family="graphic" style:parent-style-name="objectwithoutfill">
      <style:graphic-properties svg:stroke-width="0.6cm" svg:stroke-color="#64a0c8" draw:marker-start="Arrowheads_20_3" draw:marker-start-width="1.196cm" draw:marker-end="Arrowheads_20_4" draw:marker-end-width="1.196cm" draw:fill="none" draw:textarea-vertical-align="middle" fo:padding-top="0.421cm" fo:padding-bottom="0.421cm" fo:padding-left="0.546cm" fo:padding-right="0.54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="bitmap" draw:fill-color="#64a0c8" draw:gradient-step-count="0" draw:fill-hatch-solid="true" draw:fill-image-name="Bitmap_20_4" style:repeat="repeat" draw:textarea-horizontal-align="justify" draw:textarea-vertical-align="middle" draw:auto-grow-height="false" fo:min-height="1.42cm" fo:min-width="1.904cm" draw:shadow-offset-x="0.203cm" draw:shadow-offset-y="0.203cm" style:writing-mode="lr-tb"/>
      <style:paragraph-properties style:writing-mode="lr-tb"/>
    </style:style>
    <style:style style:name="gr5" style:family="graphic" style:parent-style-name="standard">
      <style:graphic-properties draw:stroke="dash" draw:stroke-dash="Dash" svg:stroke-color="#000000" svg:stroke-linecap="butt" draw:fill="solid" draw:fill-color="#e37222" draw:textarea-horizontal-align="justify" draw:textarea-vertical-align="middle" draw:auto-grow-height="false" fo:min-height="1.02cm" fo:min-width="0.77cm" style:writing-mode="lr-tb"/>
      <style:paragraph-properties style:writing-mode="lr-tb"/>
    </style:style>
    <style:style style:name="gr6" style:family="graphic" style:parent-style-name="standard">
      <style:graphic-properties draw:fill="solid" draw:fill-color="#e37222" draw:textarea-horizontal-align="justify" draw:textarea-vertical-align="middle" draw:auto-grow-height="false" fo:min-height="1.655cm" fo:min-width="7.755cm" style:writing-mode="lr-tb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0.16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="solid" draw:fill-color="#64a0c8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bitmap" draw:fill-color="#64a0c8" draw:gradient-step-count="0" draw:fill-hatch-solid="true" draw:fill-image-name="Bitmap_20_4" style:repeat="repeat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e37222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e37222"/>
      <style:paragraph-properties fo:text-align="center" style:writing-mode="lr-tb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81cm" svg:height="3.81cm" svg:x="0.635cm" svg:y="0.635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3.81cm" svg:x="8.255cm" svg:y="0.635cm">
          <text:p text:style-name="P1"><text:span text:style-name="T1">TPM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4.445cm" svg:y1="2.54cm" svg:x2="8.255cm" svg:y2="2.54cm" draw:start-shape="id1" draw:start-glue-point="1" draw:end-shape="id2" draw:end-glue-point="3" svg:d="M4445 2540h3810" svg:viewBox="0 0 3811 1">
          <text:p text:style-name="P3"><text:span text:style-name="T2">BUS</text:span></text:p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81cm" svg:height="3.81cm" svg:x="4.535cm" svg:y="0.635cm">
          <text:p text:style-name="P1"><text:span text:style-name="T1"><text:line-break/></text:span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404cm" svg:height="1.67cm" svg:x="5.806cm" svg:y="0.77cm">
          <text:p text:style-name="P6"><text:span text:style-name="T3">TE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1.27cm" svg:x="6.849cm" svg:y="0.981cm">
          <text:p text:style-name="P8"><text:span text:style-name="T3">TP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10" draw:layer="layout" svg:width="8.255cm" svg:height="1.905cm" svg:x="2.205cm" svg:y="2.64cm">
          <text:p text:style-name="P1"><text:span text:style-name="T1">Hypervisor 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1.27cm" svg:x="9.09cm" svg:y="2.74cm">
          <text:p text:style-name="P8"><text:span text:style-name="T3">TP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8.255cm" svg:height="1.905cm" svg:x="2.205cm" svg:y="0.635cm">
          <text:p text:style-name="P1"><text:span text:style-name="T1">VM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64a0c8" draw:distance="0.051cm" draw:rotation="450"/>
    <draw:hatch draw:name="Red_20_90_20_Degrees_20_Crossed_20_2" draw:display-name="Red 90 Degrees Crossed 2" draw:style="single" draw:color="#64a0c8" draw:distance="0.025cm" draw:rotation="450"/>
    <draw:hatch draw:name="Red_20_90_20_Degrees_20_Crossed_20_3" draw:display-name="Red 90 Degrees Crossed 3" draw:style="single" draw:color="#e37222" draw:distance="0.025cm" draw:rotation="450"/>
    <draw:fill-image draw:name="Bitmap_20_1" draw:display-name="Bitmap 1" xlink:href="Pictures/10000000000000080000000804DC3CB0CC006B86.png" xlink:type="simple" xlink:show="embed" xlink:actuate="onLoad"/>
    <draw:fill-image draw:name="Bitmap_20_2" draw:display-name="Bitmap 2" xlink:href="Pictures/10000000000000080000000835889243BD811C7F.png" xlink:type="simple" xlink:show="embed" xlink:actuate="onLoad"/>
    <draw:fill-image draw:name="Bitmap_20_3" draw:display-name="Bitmap 3" xlink:href="Pictures/10000000000000080000000857E7CA58455F778C.png" xlink:type="simple" xlink:show="embed" xlink:actuate="onLoad"/>
    <draw:fill-image draw:name="Bitmap_20_4" draw:display-name="Bitmap 4" xlink:href="Pictures/100000000000000800000008F8856B4B52963673.png" xlink:type="simple" xlink:show="embed" xlink:actuate="onLoad"/>
    <draw:fill-image draw:name="Bitmap_20_6" draw:display-name="Bitmap 6" xlink:href="Pictures/1000000000000008000000082490C9875E613607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5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0.300000190734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8cm" fo:margin-bottom="0cm" fo:text-indent="0cm"/>
      <style:text-properties fo:font-size="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5cm" fo:margin-bottom="0cm" fo:text-indent="0cm"/>
      <style:text-properties fo:font-size="7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3cm" fo:margin-bottom="0cm" fo:text-indent="0cm"/>
      <style:text-properties fo:font-size="6.4000000953674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1cm" fo:margin-bottom="0cm" fo:text-indent="0cm"/>
      <style:text-properties fo:font-size="6.4000000953674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4.199999809265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7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99cm" svg:x="1cm" svg:y="4.473cm"/>
      <draw:page-thumbnail draw:layer="backgroundobjects" svg:width="8.999cm" svg:height="3.599cm" svg:x="1cm" svg:y="13.049cm"/>
      <draw:page-thumbnail draw:layer="backgroundobjects" svg:width="8.999cm" svg:height="3.599cm" svg:x="1cm" svg:y="21.625cm"/>
      <draw:page-thumbnail draw:layer="backgroundobjects" svg:width="8.999cm" svg:height="3.599cm" svg:x="11cm" svg:y="4.473cm"/>
      <draw:page-thumbnail draw:layer="backgroundobjects" svg:width="8.999cm" svg:height="3.599cm" svg:x="11cm" svg:y="13.049cm"/>
      <draw:page-thumbnail draw:layer="backgroundobjects" svg:width="8.999cm" svg:height="3.599cm" svg:x="11cm" svg:y="21.625cm"/>
    </style:handout-master>
    <style:master-page style:name="Default" style:page-layout-name="PM1" draw:style-name="Mdp1">
      <draw:frame presentation:style-name="Default-title" draw:layer="backgroundobjects" svg:width="11.429cm" svg:height="0.848cm" svg:x="0.634cm" svg:y="0.202cm" presentation:class="title" presentation:placeholder="true">
        <draw:text-box/>
      </draw:frame>
      <draw:frame presentation:style-name="Default-outline1" draw:layer="backgroundobjects" svg:width="11.429cm" svg:height="2.946cm" svg:x="0.634cm" svg:y="1.188cm" presentation:class="outline" presentation:placeholder="true">
        <draw:text-box/>
      </draw:frame>
      <draw:frame presentation:style-name="Mpr1" draw:text-style-name="MP2" draw:layer="backgroundobjects" svg:width="2.959cm" svg:height="0.35cm" svg:x="0.63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26cm" svg:height="0.35cm" svg:x="4.34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59cm" svg:height="0.35cm" svg:x="9.10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55:22.161476028</meta:creation-date>
    <dc:date>2023-05-31T11:47:32.068277623</dc:date>
    <meta:editing-duration>PT46M22S</meta:editing-duration>
    <meta:editing-cycles>8</meta:editing-cycles>
    <meta:generator>LibreOffice/7.5.2.2$Linux_X86_64 LibreOffice_project/50$Build-2</meta:generator>
    <meta:document-statistic meta:object-count="36"/>
  </office:meta>
</office:document-meta>
</file>